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1" table:default-cell-style-name="Default"/>
        <table:table-row table:style-name="ro1">
          <table:table-cell office:value-type="string">
            <text:p>Edition</text:p>
          </table:table-cell>
          <table:table-cell office:value-type="string">
            <text:p>Entity_code</text:p>
          </table:table-cell>
          <table:table-cell office:value-type="string">
            <text:p>Entity</text:p>
          </table:table-cell>
          <table:table-cell office:value-type="string">
            <text:p>GLOBAL_ID</text:p>
          </table:table-cell>
          <table:table-cell office:value-type="string">
            <text:p>Series_with_units</text:p>
          </table:table-cell>
          <table:table-cell office:value-type="string">
            <text:p>Rank</text:p>
          </table:table-cell>
          <table:table-cell office:value-type="string">
            <text:p>Value</text:p>
          </table:table-cell>
          <table:table-cell office:value-type="string">
            <text:p>Date_description</text:p>
          </table:table-cell>
          <table:table-cell office:value-type="string">
            <text:p>Note</text:p>
          </table:table-cell>
          <table:table-cell office:value-type="string">
            <text:p>Source</text:p>
          </table:table-cell>
          <table:table-cell office:value-type="string">
            <text:p>Source_date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AGO</text:p>
          </table:table-cell>
          <table:table-cell office:value-type="string">
            <text:p>Angol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44">
            <text:p>144</text:p>
          </table:table-cell>
          <table:table-cell office:value-type="float" office:value="2.5184885778">
            <text:p>2.5184885778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ALB</text:p>
          </table:table-cell>
          <table:table-cell office:value-type="string">
            <text:p>Albani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95">
            <text:p>95</text:p>
          </table:table-cell>
          <table:table-cell office:value-type="float" office:value="3.6638228019">
            <text:p>3.6638228019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ARE</text:p>
          </table:table-cell>
          <table:table-cell office:value-type="string">
            <text:p>United Arab Emirates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24">
            <text:p>24</text:p>
          </table:table-cell>
          <table:table-cell office:value-type="float" office:value="5.1989004455">
            <text:p>5.1989004455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ARG</text:p>
          </table:table-cell>
          <table:table-cell office:value-type="string">
            <text:p>Argentin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00">
            <text:p>100</text:p>
          </table:table-cell>
          <table:table-cell office:value-type="float" office:value="3.5299445303">
            <text:p>3.5299445303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ARM</text:p>
          </table:table-cell>
          <table:table-cell office:value-type="string">
            <text:p>Armeni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65">
            <text:p>65</text:p>
          </table:table-cell>
          <table:table-cell office:value-type="float" office:value="4.0285195196">
            <text:p>4.0285195196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AUS</text:p>
          </table:table-cell>
          <table:table-cell office:value-type="string">
            <text:p>Australi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8">
            <text:p>18</text:p>
          </table:table-cell>
          <table:table-cell office:value-type="float" office:value="5.3968963375">
            <text:p>5.3968963375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AUT</text:p>
          </table:table-cell>
          <table:table-cell office:value-type="string">
            <text:p>Austri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22">
            <text:p>22</text:p>
          </table:table-cell>
          <table:table-cell office:value-type="float" office:value="5.2616798254">
            <text:p>5.2616798254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AZE</text:p>
          </table:table-cell>
          <table:table-cell office:value-type="string">
            <text:p>Azerbaijan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49">
            <text:p>49</text:p>
          </table:table-cell>
          <table:table-cell office:value-type="float" office:value="4.3109011634">
            <text:p>4.3109011634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BDI</text:p>
          </table:table-cell>
          <table:table-cell office:value-type="string">
            <text:p>Burundi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47">
            <text:p>147</text:p>
          </table:table-cell>
          <table:table-cell office:value-type="float" office:value="2.3060043816">
            <text:p>2.3060043816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BEL</text:p>
          </table:table-cell>
          <table:table-cell office:value-type="string">
            <text:p>Belgium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27">
            <text:p>27</text:p>
          </table:table-cell>
          <table:table-cell office:value-type="float" office:value="5.0618945691">
            <text:p>5.0618945691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BEN</text:p>
          </table:table-cell>
          <table:table-cell office:value-type="string">
            <text:p>Benin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35">
            <text:p>135</text:p>
          </table:table-cell>
          <table:table-cell office:value-type="float" office:value="2.8230118224">
            <text:p>2.8230118224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BFA</text:p>
          </table:table-cell>
          <table:table-cell office:value-type="string">
            <text:p>Burkina Faso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36">
            <text:p>136</text:p>
          </table:table-cell>
          <table:table-cell office:value-type="float" office:value="2.781788976">
            <text:p>2.781788976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BGD</text:p>
          </table:table-cell>
          <table:table-cell office:value-type="string">
            <text:p>Bangladesh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19">
            <text:p>119</text:p>
          </table:table-cell>
          <table:table-cell office:value-type="float" office:value="3.2116453846">
            <text:p>3.2116453846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BGR</text:p>
          </table:table-cell>
          <table:table-cell office:value-type="string">
            <text:p>Bulgari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73">
            <text:p>73</text:p>
          </table:table-cell>
          <table:table-cell office:value-type="float" office:value="3.9579068176">
            <text:p>3.9579068176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BHR</text:p>
          </table:table-cell>
          <table:table-cell office:value-type="string">
            <text:p>Bahrain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29">
            <text:p>29</text:p>
          </table:table-cell>
          <table:table-cell office:value-type="float" office:value="4.8579534848">
            <text:p>4.8579534848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BIH</text:p>
          </table:table-cell>
          <table:table-cell office:value-type="string">
            <text:p>Bosnia and Herzegovin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68">
            <text:p>68</text:p>
          </table:table-cell>
          <table:table-cell office:value-type="float" office:value="3.9850927095">
            <text:p>3.9850927095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BLZ</text:p>
          </table:table-cell>
          <table:table-cell office:value-type="string">
            <text:p>Belize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table:number-columns-repeated="2"/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BOL</text:p>
          </table:table-cell>
          <table:table-cell office:value-type="string">
            <text:p>Bolivi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20">
            <text:p>120</text:p>
          </table:table-cell>
          <table:table-cell office:value-type="float" office:value="3.2078167589">
            <text:p>3.2078167589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BRA</text:p>
          </table:table-cell>
          <table:table-cell office:value-type="string">
            <text:p>Brazil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69">
            <text:p>69</text:p>
          </table:table-cell>
          <table:table-cell office:value-type="float" office:value="3.9815309261">
            <text:p>3.9815309261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BRB</text:p>
          </table:table-cell>
          <table:table-cell office:value-type="string">
            <text:p>Barbados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55">
            <text:p>55</text:p>
          </table:table-cell>
          <table:table-cell office:value-type="float" office:value="4.2242007118">
            <text:p>4.2242007118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BRN</text:p>
          </table:table-cell>
          <table:table-cell office:value-type="string">
            <text:p>Brunei Darussalam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45">
            <text:p>45</text:p>
          </table:table-cell>
          <table:table-cell office:value-type="float" office:value="4.3407839718">
            <text:p>4.3407839718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BTN</text:p>
          </table:table-cell>
          <table:table-cell office:value-type="string">
            <text:p>Bhutan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94">
            <text:p>94</text:p>
          </table:table-cell>
          <table:table-cell office:value-type="float" office:value="3.6799700885">
            <text:p>3.6799700885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BWA</text:p>
          </table:table-cell>
          <table:table-cell office:value-type="string">
            <text:p>Botswan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03">
            <text:p>103</text:p>
          </table:table-cell>
          <table:table-cell office:value-type="float" office:value="3.4334094319">
            <text:p>3.4334094319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CAN</text:p>
          </table:table-cell>
          <table:table-cell office:value-type="string">
            <text:p>Canad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7">
            <text:p>17</text:p>
          </table:table-cell>
          <table:table-cell office:value-type="float" office:value="5.4075158175">
            <text:p>5.4075158175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CHE</text:p>
          </table:table-cell>
          <table:table-cell office:value-type="string">
            <text:p>Switzerland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6">
            <text:p>6</text:p>
          </table:table-cell>
          <table:table-cell office:value-type="float" office:value="5.6244423303">
            <text:p>5.6244423303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CHL</text:p>
          </table:table-cell>
          <table:table-cell office:value-type="string">
            <text:p>Chile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35">
            <text:p>35</text:p>
          </table:table-cell>
          <table:table-cell office:value-type="float" office:value="4.6082827475">
            <text:p>4.6082827475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CHN</text:p>
          </table:table-cell>
          <table:table-cell office:value-type="string">
            <text:p>Chin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62">
            <text:p>62</text:p>
          </table:table-cell>
          <table:table-cell office:value-type="float" office:value="4.0513482622">
            <text:p>4.0513482622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CIV</text:p>
          </table:table-cell>
          <table:table-cell office:value-type="string">
            <text:p>Côte d'Ivoire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22">
            <text:p>122</text:p>
          </table:table-cell>
          <table:table-cell office:value-type="float" office:value="3.1354430369">
            <text:p>3.1354430369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CMR</text:p>
          </table:table-cell>
          <table:table-cell office:value-type="string">
            <text:p>Cameroon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31">
            <text:p>131</text:p>
          </table:table-cell>
          <table:table-cell office:value-type="float" office:value="2.9436636262">
            <text:p>2.9436636262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COL</text:p>
          </table:table-cell>
          <table:table-cell office:value-type="string">
            <text:p>Colombi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63">
            <text:p>63</text:p>
          </table:table-cell>
          <table:table-cell office:value-type="float" office:value="4.0490661717">
            <text:p>4.0490661717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CPV</text:p>
          </table:table-cell>
          <table:table-cell office:value-type="string">
            <text:p>Cape Verde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89">
            <text:p>89</text:p>
          </table:table-cell>
          <table:table-cell office:value-type="float" office:value="3.7337030776">
            <text:p>3.7337030776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CRI</text:p>
          </table:table-cell>
          <table:table-cell office:value-type="string">
            <text:p>Costa Ric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53">
            <text:p>53</text:p>
          </table:table-cell>
          <table:table-cell office:value-type="float" office:value="4.2472254248">
            <text:p>4.2472254248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CYP</text:p>
          </table:table-cell>
          <table:table-cell office:value-type="string">
            <text:p>Cyprus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37">
            <text:p>37</text:p>
          </table:table-cell>
          <table:table-cell office:value-type="float" office:value="4.5956768576">
            <text:p>4.5956768576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CZE</text:p>
          </table:table-cell>
          <table:table-cell office:value-type="string">
            <text:p>Czech Republic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42">
            <text:p>42</text:p>
          </table:table-cell>
          <table:table-cell office:value-type="float" office:value="4.4874935683">
            <text:p>4.4874935683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DEU</text:p>
          </table:table-cell>
          <table:table-cell office:value-type="string">
            <text:p>Germany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2">
            <text:p>12</text:p>
          </table:table-cell>
          <table:table-cell office:value-type="float" office:value="5.4999792009">
            <text:p>5.4999792009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DNK</text:p>
          </table:table-cell>
          <table:table-cell office:value-type="string">
            <text:p>Denmark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3">
            <text:p>13</text:p>
          </table:table-cell>
          <table:table-cell office:value-type="float" office:value="5.495961723">
            <text:p>5.495961723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DOM</text:p>
          </table:table-cell>
          <table:table-cell office:value-type="string">
            <text:p>Dominican Republic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93">
            <text:p>93</text:p>
          </table:table-cell>
          <table:table-cell office:value-type="float" office:value="3.6915793365">
            <text:p>3.6915793365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DZA</text:p>
          </table:table-cell>
          <table:table-cell office:value-type="string">
            <text:p>Algeri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29">
            <text:p>129</text:p>
          </table:table-cell>
          <table:table-cell office:value-type="float" office:value="2.9828233449">
            <text:p>2.9828233449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ECU</text:p>
          </table:table-cell>
          <table:table-cell office:value-type="string">
            <text:p>Ecuador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82">
            <text:p>82</text:p>
          </table:table-cell>
          <table:table-cell office:value-type="float" office:value="3.8546565322">
            <text:p>3.8546565322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EGY</text:p>
          </table:table-cell>
          <table:table-cell office:value-type="string">
            <text:p>Egypt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91">
            <text:p>91</text:p>
          </table:table-cell>
          <table:table-cell office:value-type="float" office:value="3.7126210461">
            <text:p>3.7126210461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ESP</text:p>
          </table:table-cell>
          <table:table-cell office:value-type="string">
            <text:p>Spain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34">
            <text:p>34</text:p>
          </table:table-cell>
          <table:table-cell office:value-type="float" office:value="4.6868602298">
            <text:p>4.6868602298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EST</text:p>
          </table:table-cell>
          <table:table-cell office:value-type="string">
            <text:p>Estoni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21">
            <text:p>21</text:p>
          </table:table-cell>
          <table:table-cell office:value-type="float" office:value="5.2684752964">
            <text:p>5.2684752964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ETH</text:p>
          </table:table-cell>
          <table:table-cell office:value-type="string">
            <text:p>Ethiopi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30">
            <text:p>130</text:p>
          </table:table-cell>
          <table:table-cell office:value-type="float" office:value="2.9493339847">
            <text:p>2.9493339847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IN</text:p>
          </table:table-cell>
          <table:table-cell office:value-type="string">
            <text:p>Finland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">
            <text:p>1</text:p>
          </table:table-cell>
          <table:table-cell office:value-type="float" office:value="6.0362806076">
            <text:p>6.0362806076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RA</text:p>
          </table:table-cell>
          <table:table-cell office:value-type="string">
            <text:p>France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25">
            <text:p>25</text:p>
          </table:table-cell>
          <table:table-cell office:value-type="float" office:value="5.0870695152">
            <text:p>5.0870695152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GAB</text:p>
          </table:table-cell>
          <table:table-cell office:value-type="string">
            <text:p>Gabon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28">
            <text:p>128</text:p>
          </table:table-cell>
          <table:table-cell office:value-type="float" office:value="2.9848027517">
            <text:p>2.9848027517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9">
            <text:p>9</text:p>
          </table:table-cell>
          <table:table-cell office:value-type="float" office:value="5.5437607374">
            <text:p>5.5437607374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GEO</text:p>
          </table:table-cell>
          <table:table-cell office:value-type="string">
            <text:p>Georgi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60">
            <text:p>60</text:p>
          </table:table-cell>
          <table:table-cell office:value-type="float" office:value="4.0920566008">
            <text:p>4.0920566008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GHA</text:p>
          </table:table-cell>
          <table:table-cell office:value-type="string">
            <text:p>Ghan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96">
            <text:p>96</text:p>
          </table:table-cell>
          <table:table-cell office:value-type="float" office:value="3.6473434906">
            <text:p>3.6473434906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GIN</text:p>
          </table:table-cell>
          <table:table-cell office:value-type="string">
            <text:p>Guine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45">
            <text:p>145</text:p>
          </table:table-cell>
          <table:table-cell office:value-type="float" office:value="2.4836747858">
            <text:p>2.4836747858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GMB</text:p>
          </table:table-cell>
          <table:table-cell office:value-type="string">
            <text:p>Gambia, The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07">
            <text:p>107</text:p>
          </table:table-cell>
          <table:table-cell office:value-type="float" office:value="3.382436715">
            <text:p>3.382436715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GRC</text:p>
          </table:table-cell>
          <table:table-cell office:value-type="string">
            <text:p>Greece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74">
            <text:p>74</text:p>
          </table:table-cell>
          <table:table-cell office:value-type="float" office:value="3.9497148685">
            <text:p>3.9497148685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GTM</text:p>
          </table:table-cell>
          <table:table-cell office:value-type="string">
            <text:p>Guatemal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01">
            <text:p>101</text:p>
          </table:table-cell>
          <table:table-cell office:value-type="float" office:value="3.5210069262">
            <text:p>3.5210069262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GUY</text:p>
          </table:table-cell>
          <table:table-cell office:value-type="string">
            <text:p>Guyan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88">
            <text:p>88</text:p>
          </table:table-cell>
          <table:table-cell office:value-type="float" office:value="3.767317522">
            <text:p>3.767317522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HKG</text:p>
          </table:table-cell>
          <table:table-cell office:value-type="string">
            <text:p>Hong Kong SAR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8">
            <text:p>8</text:p>
          </table:table-cell>
          <table:table-cell office:value-type="float" office:value="5.5994452466">
            <text:p>5.5994452466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HND</text:p>
          </table:table-cell>
          <table:table-cell office:value-type="string">
            <text:p>Honduras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16">
            <text:p>116</text:p>
          </table:table-cell>
          <table:table-cell office:value-type="float" office:value="3.2385437898">
            <text:p>3.2385437898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HRV</text:p>
          </table:table-cell>
          <table:table-cell office:value-type="string">
            <text:p>Croati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46">
            <text:p>46</text:p>
          </table:table-cell>
          <table:table-cell office:value-type="float" office:value="4.3381854897">
            <text:p>4.3381854897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HTI</text:p>
          </table:table-cell>
          <table:table-cell office:value-type="string">
            <text:p>Haiti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43">
            <text:p>143</text:p>
          </table:table-cell>
          <table:table-cell office:value-type="float" office:value="2.521997459">
            <text:p>2.521997459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HUN</text:p>
          </table:table-cell>
          <table:table-cell office:value-type="string">
            <text:p>Hungary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47">
            <text:p>47</text:p>
          </table:table-cell>
          <table:table-cell office:value-type="float" office:value="4.3200118135">
            <text:p>4.3200118135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DN</text:p>
          </table:table-cell>
          <table:table-cell office:value-type="string">
            <text:p>Indonesi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64">
            <text:p>64</text:p>
          </table:table-cell>
          <table:table-cell office:value-type="float" office:value="4.0405558354">
            <text:p>4.0405558354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ND</text:p>
          </table:table-cell>
          <table:table-cell office:value-type="string">
            <text:p>Indi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83">
            <text:p>83</text:p>
          </table:table-cell>
          <table:table-cell office:value-type="float" office:value="3.8466710775">
            <text:p>3.8466710775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RL</text:p>
          </table:table-cell>
          <table:table-cell office:value-type="string">
            <text:p>Ireland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26">
            <text:p>26</text:p>
          </table:table-cell>
          <table:table-cell office:value-type="float" office:value="5.0663348895">
            <text:p>5.0663348895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RN</text:p>
          </table:table-cell>
          <table:table-cell office:value-type="string">
            <text:p>Iran, Islamic Rep.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04">
            <text:p>104</text:p>
          </table:table-cell>
          <table:table-cell office:value-type="float" office:value="3.4188459128">
            <text:p>3.4188459128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SL</text:p>
          </table:table-cell>
          <table:table-cell office:value-type="string">
            <text:p>Iceland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9">
            <text:p>19</text:p>
          </table:table-cell>
          <table:table-cell office:value-type="float" office:value="5.303444573">
            <text:p>5.303444573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SR</text:p>
          </table:table-cell>
          <table:table-cell office:value-type="string">
            <text:p>Israel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5">
            <text:p>15</text:p>
          </table:table-cell>
          <table:table-cell office:value-type="float" office:value="5.4248819967">
            <text:p>5.4248819967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TA</text:p>
          </table:table-cell>
          <table:table-cell office:value-type="string">
            <text:p>Italy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58">
            <text:p>58</text:p>
          </table:table-cell>
          <table:table-cell office:value-type="float" office:value="4.175924653">
            <text:p>4.175924653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JAM</text:p>
          </table:table-cell>
          <table:table-cell office:value-type="string">
            <text:p>Jamaic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86">
            <text:p>86</text:p>
          </table:table-cell>
          <table:table-cell office:value-type="float" office:value="3.7724100165">
            <text:p>3.7724100165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JOR</text:p>
          </table:table-cell>
          <table:table-cell office:value-type="string">
            <text:p>Jordan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44">
            <text:p>44</text:p>
          </table:table-cell>
          <table:table-cell office:value-type="float" office:value="4.361906462">
            <text:p>4.361906462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JPN</text:p>
          </table:table-cell>
          <table:table-cell office:value-type="string">
            <text:p>Japan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6">
            <text:p>16</text:p>
          </table:table-cell>
          <table:table-cell office:value-type="float" office:value="5.41025285">
            <text:p>5.41025285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KAZ</text:p>
          </table:table-cell>
          <table:table-cell office:value-type="string">
            <text:p>Kazakhstan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38">
            <text:p>38</text:p>
          </table:table-cell>
          <table:table-cell office:value-type="float" office:value="4.5824247961">
            <text:p>4.5824247961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KEN</text:p>
          </table:table-cell>
          <table:table-cell office:value-type="string">
            <text:p>Keny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92">
            <text:p>92</text:p>
          </table:table-cell>
          <table:table-cell office:value-type="float" office:value="3.7103682498">
            <text:p>3.7103682498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KGZ</text:p>
          </table:table-cell>
          <table:table-cell office:value-type="string">
            <text:p>Kyrgyz Republic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18">
            <text:p>118</text:p>
          </table:table-cell>
          <table:table-cell office:value-type="float" office:value="3.2152272497">
            <text:p>3.2152272497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KHM</text:p>
          </table:table-cell>
          <table:table-cell office:value-type="string">
            <text:p>Cambodi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08">
            <text:p>108</text:p>
          </table:table-cell>
          <table:table-cell office:value-type="float" office:value="3.3618368453">
            <text:p>3.3618368453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KOR</text:p>
          </table:table-cell>
          <table:table-cell office:value-type="string">
            <text:p>Korea, Rep.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0">
            <text:p>10</text:p>
          </table:table-cell>
          <table:table-cell office:value-type="float" office:value="5.5424564707">
            <text:p>5.5424564707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KWT</text:p>
          </table:table-cell>
          <table:table-cell office:value-type="string">
            <text:p>Kuwait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72">
            <text:p>72</text:p>
          </table:table-cell>
          <table:table-cell office:value-type="float" office:value="3.9623735568">
            <text:p>3.9623735568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LAO</text:p>
          </table:table-cell>
          <table:table-cell office:value-type="string">
            <text:p>Lao PDR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09">
            <text:p>109</text:p>
          </table:table-cell>
          <table:table-cell office:value-type="float" office:value="3.3385591702">
            <text:p>3.3385591702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LBN</text:p>
          </table:table-cell>
          <table:table-cell office:value-type="string">
            <text:p>Lebanon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97">
            <text:p>97</text:p>
          </table:table-cell>
          <table:table-cell office:value-type="float" office:value="3.6436480177">
            <text:p>3.6436480177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LBR</text:p>
          </table:table-cell>
          <table:table-cell office:value-type="string">
            <text:p>Liberi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21">
            <text:p>121</text:p>
          </table:table-cell>
          <table:table-cell office:value-type="float" office:value="3.1883240976">
            <text:p>3.1883240976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LBY</text:p>
          </table:table-cell>
          <table:table-cell office:value-type="string">
            <text:p>Liby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38">
            <text:p>138</text:p>
          </table:table-cell>
          <table:table-cell office:value-type="float" office:value="2.7457121306">
            <text:p>2.7457121306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LKA</text:p>
          </table:table-cell>
          <table:table-cell office:value-type="string">
            <text:p>Sri Lank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76">
            <text:p>76</text:p>
          </table:table-cell>
          <table:table-cell office:value-type="float" office:value="3.9356887435">
            <text:p>3.9356887435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LSO</text:p>
          </table:table-cell>
          <table:table-cell office:value-type="string">
            <text:p>Lesotho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33">
            <text:p>133</text:p>
          </table:table-cell>
          <table:table-cell office:value-type="float" office:value="2.8838126073">
            <text:p>2.8838126073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LTU</text:p>
          </table:table-cell>
          <table:table-cell office:value-type="string">
            <text:p>Lithuani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31">
            <text:p>31</text:p>
          </table:table-cell>
          <table:table-cell office:value-type="float" office:value="4.7840387936">
            <text:p>4.7840387936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LUX</text:p>
          </table:table-cell>
          <table:table-cell office:value-type="string">
            <text:p>Luxembourg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1">
            <text:p>11</text:p>
          </table:table-cell>
          <table:table-cell office:value-type="float" office:value="5.5301281033">
            <text:p>5.5301281033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LVA</text:p>
          </table:table-cell>
          <table:table-cell office:value-type="string">
            <text:p>Latvi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39">
            <text:p>39</text:p>
          </table:table-cell>
          <table:table-cell office:value-type="float" office:value="4.5818676588">
            <text:p>4.5818676588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MAR</text:p>
          </table:table-cell>
          <table:table-cell office:value-type="string">
            <text:p>Morocco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99">
            <text:p>99</text:p>
          </table:table-cell>
          <table:table-cell office:value-type="float" office:value="3.6065645107">
            <text:p>3.6065645107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MDA</text:p>
          </table:table-cell>
          <table:table-cell office:value-type="string">
            <text:p>Moldov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77">
            <text:p>77</text:p>
          </table:table-cell>
          <table:table-cell office:value-type="float" office:value="3.8932421347">
            <text:p>3.8932421347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MDG</text:p>
          </table:table-cell>
          <table:table-cell office:value-type="string">
            <text:p>Madagascar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39">
            <text:p>139</text:p>
          </table:table-cell>
          <table:table-cell office:value-type="float" office:value="2.7375180368">
            <text:p>2.7375180368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MEX</text:p>
          </table:table-cell>
          <table:table-cell office:value-type="string">
            <text:p>Mexico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79">
            <text:p>79</text:p>
          </table:table-cell>
          <table:table-cell office:value-type="float" office:value="3.8884015596">
            <text:p>3.8884015596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MKD</text:p>
          </table:table-cell>
          <table:table-cell office:value-type="string">
            <text:p>Macedonia, FYR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57">
            <text:p>57</text:p>
          </table:table-cell>
          <table:table-cell office:value-type="float" office:value="4.1934613848">
            <text:p>4.1934613848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MLI</text:p>
          </table:table-cell>
          <table:table-cell office:value-type="string">
            <text:p>Mali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27">
            <text:p>127</text:p>
          </table:table-cell>
          <table:table-cell office:value-type="float" office:value="2.9968831157">
            <text:p>2.9968831157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MLT</text:p>
          </table:table-cell>
          <table:table-cell office:value-type="string">
            <text:p>Malt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28">
            <text:p>28</text:p>
          </table:table-cell>
          <table:table-cell office:value-type="float" office:value="4.9632648693">
            <text:p>4.9632648693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MMR</text:p>
          </table:table-cell>
          <table:table-cell office:value-type="string">
            <text:p>Myanmar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46">
            <text:p>146</text:p>
          </table:table-cell>
          <table:table-cell office:value-type="float" office:value="2.3493181678">
            <text:p>2.3493181678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MNE</text:p>
          </table:table-cell>
          <table:table-cell office:value-type="string">
            <text:p>Montenegro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52">
            <text:p>52</text:p>
          </table:table-cell>
          <table:table-cell office:value-type="float" office:value="4.2690550302">
            <text:p>4.2690550302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MNG</text:p>
          </table:table-cell>
          <table:table-cell office:value-type="string">
            <text:p>Mongoli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61">
            <text:p>61</text:p>
          </table:table-cell>
          <table:table-cell office:value-type="float" office:value="4.0724874028">
            <text:p>4.0724874028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MOZ</text:p>
          </table:table-cell>
          <table:table-cell office:value-type="string">
            <text:p>Mozambique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37">
            <text:p>137</text:p>
          </table:table-cell>
          <table:table-cell office:value-type="float" office:value="2.7741439145">
            <text:p>2.7741439145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MRT</text:p>
          </table:table-cell>
          <table:table-cell office:value-type="string">
            <text:p>Mauritani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42">
            <text:p>142</text:p>
          </table:table-cell>
          <table:table-cell office:value-type="float" office:value="2.6120943332">
            <text:p>2.6120943332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MUS</text:p>
          </table:table-cell>
          <table:table-cell office:value-type="string">
            <text:p>Mauritius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48">
            <text:p>48</text:p>
          </table:table-cell>
          <table:table-cell office:value-type="float" office:value="4.314352118">
            <text:p>4.314352118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MWI</text:p>
          </table:table-cell>
          <table:table-cell office:value-type="string">
            <text:p>Malawi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32">
            <text:p>132</text:p>
          </table:table-cell>
          <table:table-cell office:value-type="float" office:value="2.9032165504">
            <text:p>2.9032165504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MYS</text:p>
          </table:table-cell>
          <table:table-cell office:value-type="string">
            <text:p>Malaysi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30">
            <text:p>30</text:p>
          </table:table-cell>
          <table:table-cell office:value-type="float" office:value="4.8290820751">
            <text:p>4.8290820751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NAM</text:p>
          </table:table-cell>
          <table:table-cell office:value-type="string">
            <text:p>Namibi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05">
            <text:p>105</text:p>
          </table:table-cell>
          <table:table-cell office:value-type="float" office:value="3.4122013349">
            <text:p>3.4122013349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NGA</text:p>
          </table:table-cell>
          <table:table-cell office:value-type="string">
            <text:p>Nigeri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12">
            <text:p>112</text:p>
          </table:table-cell>
          <table:table-cell office:value-type="float" office:value="3.3119251996">
            <text:p>3.3119251996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NIC</text:p>
          </table:table-cell>
          <table:table-cell office:value-type="string">
            <text:p>Nicaragu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24">
            <text:p>124</text:p>
          </table:table-cell>
          <table:table-cell office:value-type="float" office:value="3.0829491088">
            <text:p>3.0829491088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NLD</text:p>
          </table:table-cell>
          <table:table-cell office:value-type="string">
            <text:p>Netherlands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4">
            <text:p>4</text:p>
          </table:table-cell>
          <table:table-cell office:value-type="float" office:value="5.7904540737">
            <text:p>5.7904540737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NOR</text:p>
          </table:table-cell>
          <table:table-cell office:value-type="string">
            <text:p>Norway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5">
            <text:p>5</text:p>
          </table:table-cell>
          <table:table-cell office:value-type="float" office:value="5.7048157834">
            <text:p>5.7048157834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NPL</text:p>
          </table:table-cell>
          <table:table-cell office:value-type="string">
            <text:p>Nepal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23">
            <text:p>123</text:p>
          </table:table-cell>
          <table:table-cell office:value-type="float" office:value="3.0941273838">
            <text:p>3.0941273838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NZL</text:p>
          </table:table-cell>
          <table:table-cell office:value-type="string">
            <text:p>New Zealand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20">
            <text:p>20</text:p>
          </table:table-cell>
          <table:table-cell office:value-type="float" office:value="5.2688875541">
            <text:p>5.2688875541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OMN</text:p>
          </table:table-cell>
          <table:table-cell office:value-type="string">
            <text:p>Oman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40">
            <text:p>40</text:p>
          </table:table-cell>
          <table:table-cell office:value-type="float" office:value="4.5580852477">
            <text:p>4.5580852477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PAK</text:p>
          </table:table-cell>
          <table:table-cell office:value-type="string">
            <text:p>Pakistan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11">
            <text:p>111</text:p>
          </table:table-cell>
          <table:table-cell office:value-type="float" office:value="3.327323646">
            <text:p>3.327323646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PAN</text:p>
          </table:table-cell>
          <table:table-cell office:value-type="string">
            <text:p>Panam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43">
            <text:p>43</text:p>
          </table:table-cell>
          <table:table-cell office:value-type="float" office:value="4.3641318236">
            <text:p>4.3641318236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PER</text:p>
          </table:table-cell>
          <table:table-cell office:value-type="string">
            <text:p>Peru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90">
            <text:p>90</text:p>
          </table:table-cell>
          <table:table-cell office:value-type="float" office:value="3.7283988476">
            <text:p>3.7283988476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PHL</text:p>
          </table:table-cell>
          <table:table-cell office:value-type="string">
            <text:p>Philippines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78">
            <text:p>78</text:p>
          </table:table-cell>
          <table:table-cell office:value-type="float" office:value="3.8915283709">
            <text:p>3.8915283709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POL</text:p>
          </table:table-cell>
          <table:table-cell office:value-type="string">
            <text:p>Poland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54">
            <text:p>54</text:p>
          </table:table-cell>
          <table:table-cell office:value-type="float" office:value="4.2424919333">
            <text:p>4.2424919333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PRI</text:p>
          </table:table-cell>
          <table:table-cell office:value-type="string">
            <text:p>Puerto Rico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41">
            <text:p>41</text:p>
          </table:table-cell>
          <table:table-cell office:value-type="float" office:value="4.5417652426">
            <text:p>4.5417652426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PRT</text:p>
          </table:table-cell>
          <table:table-cell office:value-type="string">
            <text:p>Portugal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33">
            <text:p>33</text:p>
          </table:table-cell>
          <table:table-cell office:value-type="float" office:value="4.7254850295">
            <text:p>4.7254850295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PRY</text:p>
          </table:table-cell>
          <table:table-cell office:value-type="string">
            <text:p>Paraguay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02">
            <text:p>102</text:p>
          </table:table-cell>
          <table:table-cell office:value-type="float" office:value="3.4731200312">
            <text:p>3.4731200312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QAT</text:p>
          </table:table-cell>
          <table:table-cell office:value-type="string">
            <text:p>Qatar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23">
            <text:p>23</text:p>
          </table:table-cell>
          <table:table-cell office:value-type="float" office:value="5.2215494566">
            <text:p>5.2215494566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ROU</text:p>
          </table:table-cell>
          <table:table-cell office:value-type="string">
            <text:p>Romani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75">
            <text:p>75</text:p>
          </table:table-cell>
          <table:table-cell office:value-type="float" office:value="3.9480902054">
            <text:p>3.9480902054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RUS</text:p>
          </table:table-cell>
          <table:table-cell office:value-type="string">
            <text:p>Russian Federation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50">
            <text:p>50</text:p>
          </table:table-cell>
          <table:table-cell office:value-type="float" office:value="4.3039300687">
            <text:p>4.3039300687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RWA</text:p>
          </table:table-cell>
          <table:table-cell office:value-type="string">
            <text:p>Rwand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85">
            <text:p>85</text:p>
          </table:table-cell>
          <table:table-cell office:value-type="float" office:value="3.7795299956">
            <text:p>3.7795299956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SAU</text:p>
          </table:table-cell>
          <table:table-cell office:value-type="string">
            <text:p>Saudi Arabi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32">
            <text:p>32</text:p>
          </table:table-cell>
          <table:table-cell office:value-type="float" office:value="4.7839773696">
            <text:p>4.7839773696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SEN</text:p>
          </table:table-cell>
          <table:table-cell office:value-type="string">
            <text:p>Senegal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14">
            <text:p>114</text:p>
          </table:table-cell>
          <table:table-cell office:value-type="float" office:value="3.296411631">
            <text:p>3.296411631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SGP</text:p>
          </table:table-cell>
          <table:table-cell office:value-type="string">
            <text:p>Singapore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2">
            <text:p>2</text:p>
          </table:table-cell>
          <table:table-cell office:value-type="float" office:value="5.9675434628">
            <text:p>5.9675434628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SLE</text:p>
          </table:table-cell>
          <table:table-cell office:value-type="string">
            <text:p>Sierra Leone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34">
            <text:p>134</text:p>
          </table:table-cell>
          <table:table-cell office:value-type="float" office:value="2.8506422022">
            <text:p>2.8506422022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SLV</text:p>
          </table:table-cell>
          <table:table-cell office:value-type="string">
            <text:p>El Salvador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98">
            <text:p>98</text:p>
          </table:table-cell>
          <table:table-cell office:value-type="float" office:value="3.6298063188">
            <text:p>3.6298063188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SRB</text:p>
          </table:table-cell>
          <table:table-cell office:value-type="string">
            <text:p>Serbi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80">
            <text:p>80</text:p>
          </table:table-cell>
          <table:table-cell office:value-type="float" office:value="3.8827278184">
            <text:p>3.8827278184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SUR</text:p>
          </table:table-cell>
          <table:table-cell office:value-type="string">
            <text:p>Suriname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13">
            <text:p>113</text:p>
          </table:table-cell>
          <table:table-cell office:value-type="float" office:value="3.302756934">
            <text:p>3.302756934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SVK</text:p>
          </table:table-cell>
          <table:table-cell office:value-type="string">
            <text:p>Slovak Republic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59">
            <text:p>59</text:p>
          </table:table-cell>
          <table:table-cell office:value-type="float" office:value="4.1151933257">
            <text:p>4.1151933257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SVN</text:p>
          </table:table-cell>
          <table:table-cell office:value-type="string">
            <text:p>Sloveni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36">
            <text:p>36</text:p>
          </table:table-cell>
          <table:table-cell office:value-type="float" office:value="4.5972060723">
            <text:p>4.5972060723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SWE</text:p>
          </table:table-cell>
          <table:table-cell office:value-type="string">
            <text:p>Sweden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3">
            <text:p>3</text:p>
          </table:table-cell>
          <table:table-cell office:value-type="float" office:value="5.9299052098">
            <text:p>5.9299052098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SWZ</text:p>
          </table:table-cell>
          <table:table-cell office:value-type="string">
            <text:p>Swaziland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26">
            <text:p>126</text:p>
          </table:table-cell>
          <table:table-cell office:value-type="float" office:value="3.0030981645">
            <text:p>3.0030981645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SYC</text:p>
          </table:table-cell>
          <table:table-cell office:value-type="string">
            <text:p>Seychelles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66">
            <text:p>66</text:p>
          </table:table-cell>
          <table:table-cell office:value-type="float" office:value="4.0228429668">
            <text:p>4.0228429668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SYR</text:p>
          </table:table-cell>
          <table:table-cell office:value-type="string">
            <text:p>Syri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table:number-columns-repeated="2"/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TCD</text:p>
          </table:table-cell>
          <table:table-cell office:value-type="string">
            <text:p>Chad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48">
            <text:p>148</text:p>
          </table:table-cell>
          <table:table-cell office:value-type="float" office:value="2.2237677956">
            <text:p>2.2237677956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THA</text:p>
          </table:table-cell>
          <table:table-cell office:value-type="string">
            <text:p>Thailand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67">
            <text:p>67</text:p>
          </table:table-cell>
          <table:table-cell office:value-type="float" office:value="4.0064705761">
            <text:p>4.0064705761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TJK</text:p>
          </table:table-cell>
          <table:table-cell office:value-type="string">
            <text:p>Tajikistan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table:number-columns-repeated="2"/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TLS</text:p>
          </table:table-cell>
          <table:table-cell office:value-type="string">
            <text:p>Timor-leste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41">
            <text:p>141</text:p>
          </table:table-cell>
          <table:table-cell office:value-type="float" office:value="2.6913273904">
            <text:p>2.6913273904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TTO</text:p>
          </table:table-cell>
          <table:table-cell office:value-type="string">
            <text:p>Trinidad and Tobago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71">
            <text:p>71</text:p>
          </table:table-cell>
          <table:table-cell office:value-type="float" office:value="3.9728957052">
            <text:p>3.9728957052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TUN</text:p>
          </table:table-cell>
          <table:table-cell office:value-type="string">
            <text:p>Tunisi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87">
            <text:p>87</text:p>
          </table:table-cell>
          <table:table-cell office:value-type="float" office:value="3.7711375232">
            <text:p>3.7711375232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TUR</text:p>
          </table:table-cell>
          <table:table-cell office:value-type="string">
            <text:p>Turkey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51">
            <text:p>51</text:p>
          </table:table-cell>
          <table:table-cell office:value-type="float" office:value="4.2966285544">
            <text:p>4.2966285544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TWN</text:p>
          </table:table-cell>
          <table:table-cell office:value-type="string">
            <text:p>Taiwan, Chin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4">
            <text:p>14</text:p>
          </table:table-cell>
          <table:table-cell office:value-type="float" office:value="5.4717609096">
            <text:p>5.4717609096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TZA</text:p>
          </table:table-cell>
          <table:table-cell office:value-type="string">
            <text:p>Tanzani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25">
            <text:p>125</text:p>
          </table:table-cell>
          <table:table-cell office:value-type="float" office:value="3.0385120675">
            <text:p>3.0385120675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UGA</text:p>
          </table:table-cell>
          <table:table-cell office:value-type="string">
            <text:p>Ugand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15">
            <text:p>115</text:p>
          </table:table-cell>
          <table:table-cell office:value-type="float" office:value="3.2537455821">
            <text:p>3.2537455821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UKR</text:p>
          </table:table-cell>
          <table:table-cell office:value-type="string">
            <text:p>Ukraine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81">
            <text:p>81</text:p>
          </table:table-cell>
          <table:table-cell office:value-type="float" office:value="3.8685868482">
            <text:p>3.8685868482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URY</text:p>
          </table:table-cell>
          <table:table-cell office:value-type="string">
            <text:p>Uruguay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56">
            <text:p>56</text:p>
          </table:table-cell>
          <table:table-cell office:value-type="float" office:value="4.2179846642">
            <text:p>4.2179846642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USA</text:p>
          </table:table-cell>
          <table:table-cell office:value-type="string">
            <text:p>United States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7">
            <text:p>7</text:p>
          </table:table-cell>
          <table:table-cell office:value-type="float" office:value="5.6138370753">
            <text:p>5.6138370753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VEN</text:p>
          </table:table-cell>
          <table:table-cell office:value-type="string">
            <text:p>Venezuel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06">
            <text:p>106</text:p>
          </table:table-cell>
          <table:table-cell office:value-type="float" office:value="3.3926930434">
            <text:p>3.3926930434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VNM</text:p>
          </table:table-cell>
          <table:table-cell office:value-type="string">
            <text:p>Vietnam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84">
            <text:p>84</text:p>
          </table:table-cell>
          <table:table-cell office:value-type="float" office:value="3.8362233133">
            <text:p>3.8362233133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YEM</text:p>
          </table:table-cell>
          <table:table-cell office:value-type="string">
            <text:p>Yemen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40">
            <text:p>140</text:p>
          </table:table-cell>
          <table:table-cell office:value-type="float" office:value="2.7311018914">
            <text:p>2.7311018914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ZAF</text:p>
          </table:table-cell>
          <table:table-cell office:value-type="string">
            <text:p>South Afric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70">
            <text:p>70</text:p>
          </table:table-cell>
          <table:table-cell office:value-type="float" office:value="3.9756260071">
            <text:p>3.9756260071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ZMB</text:p>
          </table:table-cell>
          <table:table-cell office:value-type="string">
            <text:p>Zambia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10">
            <text:p>110</text:p>
          </table:table-cell>
          <table:table-cell office:value-type="float" office:value="3.3385381499">
            <text:p>3.3385381499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ZWE</text:p>
          </table:table-cell>
          <table:table-cell office:value-type="string">
            <text:p>Zimbabwe</text:p>
          </table:table-cell>
          <table:table-cell office:value-type="string">
            <text:p>NRI</text:p>
          </table:table-cell>
          <table:table-cell office:value-type="string">
            <text:p>Networked Readiness Index (1-7)</text:p>
          </table:table-cell>
          <table:table-cell office:value-type="float" office:value="117">
            <text:p>117</text:p>
          </table:table-cell>
          <table:table-cell office:value-type="float" office:value="3.2378150519">
            <text:p>3.2378150519</text:p>
          </table:table-cell>
          <table:table-cell office:value-type="string">
            <text:p>2014 edition</text:p>
          </table:table-cell>
          <table:table-cell office:value-type="string">
            <text:p>Refer to Chapter 1.1 of The Global Information Technology 2014 for details about the computation methodology</text:p>
          </table:table-cell>
          <table:table-cell office:value-type="string">
            <text:p>World Economic Forum;The Global Information Technology Report 2014; www.weforum.org/gcr</text:p>
          </table:table-cell>
          <table:table-cell office:value-type="string">
            <text:p>22/04/201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05/28/2014</text:date>, <text:time>17:5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Peeters</meta:initial-creator>
    <meta:creation-date>2014-05-28T17:52:18</meta:creation-date>
    <dc:date>2014-05-28T17:52:43</dc:date>
    <dc:creator>Kris Peeters</dc:creator>
    <meta:editing-duration>PT25S</meta:editing-duration>
    <meta:editing-cycles>1</meta:editing-cycles>
    <meta:document-statistic meta:table-count="3" meta:cell-count="1666" meta:object-count="0"/>
    <meta:generator>OpenOffice/4.0.1$Unix OpenOffice.org_project/401m5$Build-9714</meta:generator>
  </office:meta>
</office:document-meta>
</file>